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do_20_relatório">
      <style:text-properties fo:font-variant="small-caps" fo:color="#ffffff" style:font-name="CMU Serif1" fo:font-size="16pt" fo:font-style="normal" fo:font-weight="bold" officeooo:rsid="020eb45d" officeooo:paragraph-rsid="020eb45d" fo:background-color="transparent" style:font-size-asian="16pt" style:font-size-complex="16pt"/>
    </style:style>
    <style:style style:name="P2" style:family="paragraph" style:parent-style-name="Pré-título">
      <style:paragraph-properties fo:text-align="start" style:justify-single-word="false"/>
      <style:text-properties fo:font-variant="small-caps" fo:color="#ffffff" style:font-name="CMU Serif" fo:font-size="12pt" fo:font-style="normal" fo:font-weight="normal" officeooo:rsid="01b7e3ab" officeooo:paragraph-rsid="01b7e3ab" fo:background-color="transparent"/>
    </style:style>
    <style:style style:name="P3" style:family="paragraph" style:parent-style-name="Text_20_body">
      <style:text-properties officeooo:rsid="0269c61e" officeooo:paragraph-rsid="0269c61e"/>
    </style:style>
    <style:style style:name="P4" style:family="paragraph" style:parent-style-name="Text_20_body" style:list-style-name="L2">
      <style:text-properties fo:font-weight="bold" officeooo:paragraph-rsid="0269c61e" style:font-weight-asian="bold" style:font-weight-complex="bold"/>
    </style:style>
    <style:style style:name="P5" style:family="paragraph" style:parent-style-name="Text_20_body" style:list-style-name="L2">
      <style:text-properties fo:font-weight="bold" officeooo:rsid="0269c61e" officeooo:paragraph-rsid="0269c61e" style:font-weight-asian="bold" style:font-weight-complex="bold"/>
    </style:style>
    <style:style style:name="P6" style:family="paragraph" style:parent-style-name="Text_20_body">
      <style:text-properties officeooo:rsid="026f4352" officeooo:paragraph-rsid="026f4352"/>
    </style:style>
    <style:style style:name="P7" style:family="paragraph" style:parent-style-name="Text_20_body">
      <style:text-properties officeooo:rsid="0270e49d" officeooo:paragraph-rsid="0270e49d"/>
    </style:style>
    <style:style style:name="P8" style:family="paragraph" style:parent-style-name="Text_20_body">
      <style:text-properties officeooo:rsid="027236bf" officeooo:paragraph-rsid="027236bf"/>
    </style:style>
    <style:style style:name="P9" style:family="paragraph" style:parent-style-name="Text_20_body">
      <style:text-properties officeooo:paragraph-rsid="027236bf"/>
    </style:style>
    <style:style style:name="P10" style:family="paragraph" style:parent-style-name="Text_20_body">
      <style:text-properties officeooo:paragraph-rsid="0275aa96"/>
    </style:style>
    <style:style style:name="P11" style:family="paragraph" style:parent-style-name="Text_20_body">
      <style:text-properties officeooo:paragraph-rsid="0278cee7"/>
    </style:style>
    <style:style style:name="P12" style:family="paragraph" style:parent-style-name="Text_20_body">
      <style:text-properties officeooo:paragraph-rsid="02794bac"/>
    </style:style>
    <style:style style:name="P13" style:family="paragraph" style:parent-style-name="Text_20_body">
      <style:text-properties officeooo:paragraph-rsid="0282095d"/>
    </style:style>
    <style:style style:name="P14" style:family="paragraph" style:parent-style-name="Título_20_Seção">
      <style:text-properties officeooo:paragraph-rsid="026444f1"/>
    </style:style>
    <style:style style:name="P15" style:family="paragraph" style:parent-style-name="Título_20_Seção">
      <style:text-properties officeooo:paragraph-rsid="0211de9e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1" fo:font-size="12pt" fo:font-weight="bold" officeooo:rsid="0211de9e" fo:background-color="transparent" loext:char-shading-value="0"/>
    </style:style>
    <style:style style:name="T3" style:family="text">
      <style:text-properties fo:font-variant="small-caps" fo:color="#666666" style:text-position="0% 100%" style:font-name="CMU Serif2" fo:font-size="10.5pt" fo:font-style="normal" fo:font-weight="bold" officeooo:rsid="026444f1" fo:background-color="transparent" loext:char-shading-value="0" style:font-size-asian="10.5pt" style:font-weight-asian="bold" style:font-size-complex="10.5pt" style:font-weight-complex="bold"/>
    </style:style>
    <style:style style:name="T4" style:family="text">
      <style:text-properties fo:font-variant="small-caps" fo:color="#666666" style:text-position="0% 100%" style:font-name="CMU Serif2" fo:font-size="10.5pt" fo:font-style="normal" fo:font-weight="bold" officeooo:rsid="02659ede" fo:background-color="transparent" loext:char-shading-value="0" style:font-size-asian="10.5pt" style:font-size-complex="10.5pt"/>
    </style:style>
    <style:style style:name="T5" style:family="text">
      <style:text-properties fo:color="#000000" style:font-name="CMU Serif" fo:font-weight="normal" fo:background-color="transparent" loext:char-shading-value="0"/>
    </style:style>
    <style:style style:name="T6" style:family="text">
      <style:text-properties fo:color="#000000" style:font-name="CMU Serif" fo:font-weight="normal" officeooo:rsid="0227e55c" fo:background-color="transparent" loext:char-shading-value="0"/>
    </style:style>
    <style:style style:name="T7" style:family="text">
      <style:text-properties fo:color="#000000" style:font-name="CMU Serif" fo:font-weight="normal" officeooo:rsid="0269c61e" fo:background-color="transparent" loext:char-shading-value="0"/>
    </style:style>
    <style:style style:name="T8" style:family="text">
      <style:text-properties fo:color="#000000" style:font-name="CMU Serif" fo:font-weight="normal" officeooo:rsid="026b72c4" fo:background-color="transparent" loext:char-shading-value="0"/>
    </style:style>
    <style:style style:name="T9" style:family="text">
      <style:text-properties fo:color="#000000" style:font-name="CMU Serif" fo:font-weight="normal" officeooo:rsid="026c757f" fo:background-color="transparent" loext:char-shading-value="0"/>
    </style:style>
    <style:style style:name="T10" style:family="text">
      <style:text-properties fo:color="#000000" style:font-name="CMU Serif" fo:font-weight="normal" officeooo:rsid="026b634e" fo:background-color="transparent" loext:char-shading-value="0"/>
    </style:style>
    <style:style style:name="T11" style:family="text">
      <style:text-properties fo:color="#000000" style:font-name="CMU Serif" fo:font-weight="normal" officeooo:rsid="026d0375" fo:background-color="transparent" loext:char-shading-value="0"/>
    </style:style>
    <style:style style:name="T12" style:family="text">
      <style:text-properties fo:color="#000000" style:font-name="CMU Serif" fo:font-weight="normal" officeooo:rsid="026d176d" fo:background-color="transparent" loext:char-shading-value="0"/>
    </style:style>
    <style:style style:name="T13" style:family="text">
      <style:text-properties fo:color="#000000" style:font-name="CMU Serif" fo:font-weight="normal" officeooo:rsid="026e4425" fo:background-color="transparent" loext:char-shading-value="0"/>
    </style:style>
    <style:style style:name="T14" style:family="text">
      <style:text-properties fo:color="#000000" style:font-name="CMU Serif" fo:font-weight="normal" officeooo:rsid="02722378" fo:background-color="transparent" loext:char-shading-value="0"/>
    </style:style>
    <style:style style:name="T15" style:family="text">
      <style:text-properties fo:color="#000000" style:font-name="CMU Serif" fo:font-weight="normal" officeooo:rsid="027236bf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" fo:font-weight="normal" officeooo:rsid="0273a25b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" fo:font-weight="normal" officeooo:rsid="0273b3ab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" fo:font-weight="normal" officeooo:rsid="0275aa96" fo:background-color="transparent" loext:char-shading-value="0"/>
    </style:style>
    <style:style style:name="T19" style:family="text">
      <style:text-properties fo:color="#000000" style:font-name="CMU Serif" fo:font-weight="normal" officeooo:rsid="027621f6" fo:background-color="transparent" loext:char-shading-value="0"/>
    </style:style>
    <style:style style:name="T20" style:family="text">
      <style:text-properties fo:color="#000000" style:font-name="CMU Serif" fo:font-weight="normal" officeooo:rsid="0276a134" fo:background-color="transparent" loext:char-shading-value="0"/>
    </style:style>
    <style:style style:name="T21" style:family="text">
      <style:text-properties fo:color="#000000" style:font-name="CMU Serif" fo:font-weight="normal" officeooo:rsid="02794bac" fo:background-color="transparent" loext:char-shading-value="0"/>
    </style:style>
    <style:style style:name="T22" style:family="text">
      <style:text-properties fo:color="#000000" style:font-name="CMU Serif" fo:font-weight="normal" officeooo:rsid="027a5746" fo:background-color="transparent" loext:char-shading-value="0"/>
    </style:style>
    <style:style style:name="T23" style:family="text">
      <style:text-properties fo:color="#000000" style:font-name="CMU Serif" fo:font-weight="normal" officeooo:rsid="027b7aa4" fo:background-color="transparent" loext:char-shading-value="0"/>
    </style:style>
    <style:style style:name="T24" style:family="text">
      <style:text-properties fo:color="#000000" style:font-name="CMU Serif" fo:font-weight="normal" officeooo:rsid="027c18e9" fo:background-color="transparent" loext:char-shading-value="0"/>
    </style:style>
    <style:style style:name="T25" style:family="text">
      <style:text-properties fo:color="#000000" style:font-name="CMU Serif" fo:font-weight="normal" officeooo:rsid="027f3965" fo:background-color="transparent" loext:char-shading-value="0"/>
    </style:style>
    <style:style style:name="T26" style:family="text">
      <style:text-properties fo:color="#000000" style:font-name="CMU Serif" fo:font-weight="normal" officeooo:rsid="027fe8b8" fo:background-color="transparent" loext:char-shading-value="0"/>
    </style:style>
    <style:style style:name="T27" style:family="text">
      <style:text-properties fo:color="#000000" style:font-name="CMU Serif" fo:font-weight="normal" officeooo:rsid="0280a731" fo:background-color="transparent" loext:char-shading-value="0"/>
    </style:style>
    <style:style style:name="T28" style:family="text">
      <style:text-properties fo:color="#000000" style:font-name="CMU Serif" fo:font-weight="normal" officeooo:rsid="0280eb58" fo:background-color="transparent" loext:char-shading-value="0"/>
    </style:style>
    <style:style style:name="T29" style:family="text">
      <style:text-properties fo:color="#000000" style:font-name="CMU Serif" fo:font-weight="normal" officeooo:rsid="02820017" fo:background-color="transparent" loext:char-shading-value="0"/>
    </style:style>
    <style:style style:name="T30" style:family="text">
      <style:text-properties fo:color="#000000" style:font-name="CMU Serif" fo:font-weight="normal" officeooo:rsid="02851ad8" fo:background-color="transparent" loext:char-shading-value="0"/>
    </style:style>
    <style:style style:name="T31" style:family="text">
      <style:text-properties fo:color="#000000" style:font-name="CMU Serif" fo:font-weight="normal" officeooo:rsid="028643da" fo:background-color="transparent" loext:char-shading-value="0"/>
    </style:style>
    <style:style style:name="T32" style:family="text">
      <style:text-properties fo:color="#000000" style:font-name="CMU Serif" fo:background-color="transparent" loext:char-shading-value="0"/>
    </style:style>
    <style:style style:name="T33" style:family="text">
      <style:text-properties fo:color="#000000" style:font-name="CMU Serif" officeooo:rsid="0221e5a3" fo:background-color="transparent" loext:char-shading-value="0"/>
    </style:style>
    <style:style style:name="T34" style:family="text">
      <style:text-properties fo:color="#000000" style:font-name="CMU Serif" officeooo:rsid="0269c61e" fo:background-color="transparent" loext:char-shading-value="0"/>
    </style:style>
    <style:style style:name="T35" style:family="text">
      <style:text-properties fo:color="#000000" style:font-name="CMU Serif" officeooo:rsid="026af678" fo:background-color="transparent" loext:char-shading-value="0"/>
    </style:style>
    <style:style style:name="T36" style:family="text">
      <style:text-properties officeooo:rsid="0211de9e"/>
    </style:style>
    <style:style style:name="T37" style:family="text">
      <style:text-properties officeooo:rsid="026444f1" style:font-size-asian="10.5pt" style:font-size-complex="10.5pt"/>
    </style:style>
    <style:style style:name="T38" style:family="text">
      <style:text-properties officeooo:rsid="02668cbf"/>
    </style:style>
    <style:style style:name="T39" style:family="text">
      <style:text-properties officeooo:rsid="0282095d"/>
    </style:style>
    <style:style style:name="T40" style:family="text">
      <style:text-properties officeooo:rsid="0283ff63"/>
    </style:style>
    <style:style style:name="T41" style:family="text">
      <style:text-properties officeooo:rsid="02851ad8"/>
    </style:style>
    <style:style style:name="T42" style:family="text">
      <style:text-properties officeooo:rsid="028643da"/>
    </style:style>
    <style:style style:name="T43" style:family="text">
      <style:text-properties officeooo:rsid="028801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de Informação</text:p>
      <text:p text:style-name="P1">Análise <text:span text:style-name="T38">2</text:span> – Texto “Facebook - é sobre o dinheiro”</text:p>
      <text:p text:style-name="Autor_20_Cabeçalho">Pedro Antônio de Souza <text:span text:style-name="T1">(</text:span>201810557<text:span text:style-name="T1">)</text:span></text:p>
      <text:p text:style-name="P14"><text:span text:style-name="Numeração_20_de_20_questão"><text:span text:style-name="T3">4.12</text:span></text:span><text:span text:style-name="T2"><text:tab/>Realize uma análise ética do Facebook. Qual é o dilema ético evidenciado por esse caso?</text:span></text:p>
      <text:p text:style-name="P8"/>
      <text:list xml:id="list1164674740" text:style-name="L2">
        <text:list-item>
          <text:p text:style-name="P4"><text:span text:style-name="T33">I</text:span><text:span text:style-name="T34">dentificação e descrição dos fatos:</text:span></text:p>
        </text:list-item>
      </text:list>
      <text:p text:style-name="P11"><text:span text:style-name="T10">Para alimentar sua receita, o Facebook </text:span><text:span text:style-name="T9">coleta e utiliza</text:span><text:span text:style-name="T10"> informações pessoais, </text:span><text:span text:style-name="T9">com ou sem consentimento,</text:span><text:span text:style-name="T10"> dos usuários </text:span><text:span text:style-name="T8">da rede</text:span><text:span text:style-name="T10"> </text:span><text:span text:style-name="T8">para </text:span><text:span text:style-name="T11">apresentá</text:span><text:span text:style-name="T9">-los anúncios mais relevantes. </text:span><text:span text:style-name="T11">Para aumentar a coleta de dados, o Facebook estimula seus usuários a compartilharem o máximo de dados possível. </text:span><text:span text:style-name="T12">São armazenados e analisados dados até mesmo de pessoas que não possuem conta. Isso é possível através de páginas da web que possuem botões “Curtir” </text:span><text:span text:style-name="T13">ou ferramentas “Recomendar”.</text:span></text:p>
      <text:p text:style-name="P3"><text:span text:style-name="T7"/></text:p>
      <text:list xml:id="list175807598620995" text:continue-numbering="true" text:style-name="L2">
        <text:list-item>
          <text:p text:style-name="P5"><text:span text:style-name="T35">C</text:span><text:span text:style-name="T32">onflitos e valores envolvidos:</text:span></text:p>
        </text:list-item>
      </text:list>
      <text:p text:style-name="P6"><text:span text:style-name="T5">O principal valor envolvido é a privacidade. Os usuários devem ter a privacidade de suas informações pessoais preservada, porém essas informações são o principal produto de venda da empresa.</text:span></text:p>
      <text:p text:style-name="P3"><text:span text:style-name="T5"/></text:p>
      <text:list xml:id="list175808030595292" text:continue-numbering="true" text:style-name="L2">
        <text:list-item>
          <text:p text:style-name="P4"><text:span text:style-name="T35">Partes</text:span><text:span text:style-name="T34"> interessad</text:span><text:span text:style-name="T35">a</text:span><text:span text:style-name="T34">s:</text:span></text:p>
        </text:list-item>
      </text:list>
      <text:p text:style-name="P6"><text:span text:style-name="T5">Facebook e seus usuários.</text:span></text:p>
      <text:p text:style-name="P6"><text:span text:style-name="T5"/></text:p>
      <text:list xml:id="list175809054977794" text:continue-numbering="true" text:style-name="L2">
        <text:list-item>
          <text:p text:style-name="P4"><text:span text:style-name="T35">A</text:span><text:span text:style-name="T34">lternativas razoáveis a adotar:</text:span></text:p>
        </text:list-item>
      </text:list>
      <text:p text:style-name="P7"><text:span text:style-name="T5">Existem duas alternativas em potencial: política de opção de adesão </text:span><text:span text:style-name="T14">(</text:span><text:span text:style-name="T5">onde as empresas são proibidas de coletar informações, a menos que o consumidor aprove a coleta e o uso de suas informações</text:span><text:span text:style-name="T14">)</text:span><text:span text:style-name="T5"> e </text:span><text:span text:style-name="T14">o modelo</text:span><text:span text:style-name="T5"> de </text:span><text:span text:style-name="T14">opção de retirada (onde todas as empresas podem coletar informações, a menos que o consumidor determine que suas informações não sejam coletadas).</text:span></text:p>
      <text:p text:style-name="P3"><text:span text:style-name="T5"/></text:p>
      <text:list xml:id="list175808407022608" text:continue-numbering="true" text:style-name="L2">
        <text:list-item>
          <text:p text:style-name="P5"><text:soft-page-break/><text:span text:style-name="T32">Potenciais consequências de suas opções:</text:span></text:p>
        </text:list-item>
      </text:list>
      <text:p text:style-name="P9"><text:span text:style-name="T15">Ao ad</text:span><text:span text:style-name="T16">otar</text:span><text:span text:style-name="T15"> a opção de retirada, </text:span><text:span text:style-name="T16">empresas podem, </text:span><text:span text:style-name="T17">de forma intencional,</text:span><text:span text:style-name="T16"> não avisar claramente </text:span><text:span text:style-name="T17">seus usuários sobre a coleta de dados. Além disso, podem dificultar a alteração das configurações de privacidade, criando menus com opções confusas (como é o caso do Facebook). Já na opção de adesão, pode existir uma taxa muito pequena de consentimento de coleta de dados. Isso afeta serviços bem intencionados de pesquisa e análise de dados.</text:span></text:p>
      <text:p text:style-name="P3"><text:span text:style-name="T5"/></text:p>
      <text:p text:style-name="P15"><text:span text:style-name="Numeração_20_de_20_questão"><text:span text:style-name="T3">4.13</text:span></text:span><text:span text:style-name="T36"><text:tab/>Qual é a relação entre a privacidade e o modelo de negócios do Facebook?</text:span></text:p>
      <text:p text:style-name="P10"><text:span text:style-name="T6">O </text:span><text:span text:style-name="T18">modelo de negócios do Facebook é baseado na </text:span><text:span text:style-name="T19">elaboração de perfis de consumidores através dos dados coletados. Assim, a empresa vende serviços de publicidade altamente </text:span><text:span text:style-name="T20">eficazes. Contudo, a coleta de dados é feita de maneira controversa e fere o direito </text:span><text:span text:style-name="T29">à</text:span><text:span text:style-name="T20"> privacidade em alguns casos.</text:span></text:p>
      <text:p text:style-name="P15"><text:span text:style-name="Numeração_20_de_20_questão"><text:span text:style-name="T37">4.14</text:span></text:span><text:span text:style-name="T36"><text:tab/>Descreva as fragilidades das políticas e dos recursos de privacidade do Facebook. Quais </text:span>fatores humanos, organizacionais e tecnológicos têm contribuído para essas fragilidades?</text:p>
      <text:p text:style-name="P13"><text:span text:style-name="T39">Especialistas afirmam que o repositório de dados pessoais que o Facebook acumula necessita de proteções e controles de privacidade muito mais robustos do que aqueles que são oferecidos atualmente. </text:span><text:span text:style-name="T30">A</text:span><text:span text:style-name="T40">té mesmo usuários com configurações de privacidade mais restritivas terão seus dados facilmente acessíveis na rede. </text:span><text:span text:style-name="T41">Contudo, a maioria desses dados disponíveis são informados pelos </text:span><text:span text:style-name="T42">próprios </text:span><text:span text:style-name="T41">usuários. </text:span><text:span text:style-name="T42">Além do</text:span><text:span text:style-name="T31"> estilo de relação interpessoal na</text:span><text:span text:style-name="T41"> sociedade </text:span><text:span text:style-name="T31">contemporânea </text:span><text:span text:style-name="T42">que </text:span><text:span text:style-name="T41">nos </text:span><text:span text:style-name="T30">impõe</text:span><text:span text:style-name="T41"> a </text:span><text:span text:style-name="T31">manter</text:span><text:span text:style-name="T41"> uma vida ativa nas redes sociais, </text:span><text:span text:style-name="T42">o Facebook possui ferramentas que estimulam o usuário a informar seus dados pessoais.</text:span></text:p>
      <text:p text:style-name="P15"><text:span text:style-name="Numeração_20_de_20_questão"><text:span text:style-name="T4">4.15</text:span></text:span><text:span text:style-name="T36"><text:tab/>Será que o Facebook será capaz de ter um modelo de negócios bem-sucedido sem invadir a privacidade? Explique sua resposta. Existe alguma medida que o Facebook poderia tomar para tornar isso possível?</text:span></text:p>
      <text:p text:style-name="P12"><text:span text:style-name="T21">O Facebook só é capaz de manter os </text:span><text:span text:style-name="T22">altos</text:span><text:span text:style-name="T21"> lucros ferindo o direito à privacidade de seus usuários. </text:span><text:span text:style-name="T22">O valor da empresa e seu potencial de crescimento </text:span><text:span text:style-name="T23">são definidos pela capacidade de analise e quantidade de dados pessoais que obtém para atrair anunciantes. </text:span><text:soft-page-break/><text:span text:style-name="T23">Em uma situação </text:span><text:span text:style-name="T26">ideal,</text:span><text:span text:style-name="T23"> na qual o Facebook adote a política da adesão, </text:span><text:span text:style-name="T24">72% das pessoas optariam por não terem seus dados coletados, </text:span><text:span text:style-name="T25">segundo estudo da Consumer Reports. Isso diminuiria drasticamente a coleta de dados e, consequentemente, </text:span><text:span text:style-name="T26">a receita da empresa. </text:span><text:span text:style-name="T27">Para aumentar a adesão, o Facebook poderia facilitar acesso dos usuários aos seus dados coletados sem ser obrigado por leis específicas de cada região. Assim, a sensação de segurança e conforto em compartilhar os dados seria </text:span><text:span text:style-name="T28">impulsio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12-06T17:58:07.117342388</dc:date>
    <meta:editing-duration>PT1H47M</meta:editing-duration>
    <meta:editing-cycles>80</meta:editing-cycles>
    <meta:generator>LibreOffice/6.4.6.2$Linux_X86_64 LibreOffice_project/40$Build-2</meta:generator>
    <meta:document-statistic meta:table-count="0" meta:image-count="0" meta:object-count="0" meta:page-count="3" meta:paragraph-count="20" meta:word-count="617" meta:character-count="3930" meta:non-whitespace-character-count="3337"/>
  </office:meta>
</office:document-meta>
</file>